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39cm"/>
    </style:style>
    <style:style style:name="gr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true" fo:min-height="2.29cm" fo:wrap-option="wrap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true" fo:min-height="0.703cm" fo:wrap-option="wrap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true" fo:min-height="2.29cm" fo:min-width="11.415cm" fo:wrap-option="wrap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true" fo:min-height="1.5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line-height="150%"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family="Vrinda" style:font-family-generic="swiss" style:font-pitch="variable" fo:font-size="11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family="Vrinda" style:font-family-generic="swiss" style:font-pitch="variable" fo:font-size="11pt" style:font-size-asian="18pt" style:font-size-complex="18pt"/>
    </style:style>
    <style:style style:name="P4" style:family="paragraph">
      <style:paragraph-properties fo:text-align="center"/>
      <style:text-properties fo:font-family="Vrinda" style:font-family-generic="swiss" style:font-pitch="variable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fo:font-family="Vrinda" style:font-family-generic="swiss" style:font-pitch="variable"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family="Vrinda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9.84cm" svg:height="1.089cm" svg:x="3.062cm" svg:y="-0.069cm">
          <draw:text-box>
            <text:p text:style-name="P1"><text:span text:style-name="T1">User uploading data to stranger</text:span></text:p>
          </draw:text-box>
        </draw:frame>
        <draw:custom-shape draw:style-name="gr2" draw:text-style-name="P2" xml:id="id3" draw:id="id3" draw:layer="layout" svg:width="2.54cm" svg:height="1.27cm" svg:x="1.405cm" svg:y="1.135cm">
          <text:p text:style-name="P2"><text:span text:style-name="T2">Local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5" draw:id="id5" draw:layer="layout" svg:width="3.302cm" svg:height="2.54cm" svg:x="1.024cm" svg:y="12.561cm">
          <text:p text:style-name="P3">Encrypt using </text:p>
          <text:p text:style-name="P3">encryptrsync and</text:p>
          <text:p text:style-name="P3"><text:s/>separate keys </text:p>
          <text:p text:style-name="P3">for each fi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7" draw:id="id7" draw:layer="layout" svg:width="2.071cm" svg:height="2.54cm" svg:x="11.405cm" svg:y="12.561cm">
          <text:p text:style-name="P3">Rsync to </text:p>
          <text:p text:style-name="P3">strang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8" draw:id="id8" draw:layer="layout" svg:width="3.775cm" svg:height="2.54cm" svg:x="10.553cm" svg:y="7.061cm">
          <text:p text:style-name="P3">Encrypt sets of file keys for various user profiles using user key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2.54cm" svg:height="1.27cm" svg:x="9.545cm" svg:y="4.62cm">
          <text:p text:style-name="P3">File key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2.54cm" svg:height="1.27cm" svg:x="11.17cm" svg:y="1.135cm">
          <text:p text:style-name="P3">User key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4" draw:id="id4" draw:layer="layout" svg:width="3.429cm" svg:height="2.632cm" svg:x="0.961cm" svg:y="8.486cm">
          <text:p text:style-name="P4"><text:span text:style-name="T3">Is file </text:span></text:p>
          <text:p text:style-name="P4"><text:span text:style-name="T3">publi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2" draw:id="id2" draw:layer="layout" svg:width="2.136cm" svg:height="2.54cm" svg:x="6.476cm" svg:y="3.985cm">
          <text:p text:style-name="P3">Generate new file k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4.256cm" svg:height="3.698cm" svg:x="0.547cm" svg:y="3.406cm">
          <text:p text:style-name="P4"><text:span text:style-name="T3">Is file </text:span></text:p>
          <text:p text:style-name="P4"><text:span text:style-name="T3">new t</text:span>o strang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5" draw:layer="layout" svg:x1="4.803cm" svg:y1="5.255cm" svg:x2="6.476cm" svg:y2="5.255cm" draw:start-shape="id1" draw:start-glue-point="7" draw:end-shape="id2" draw:end-glue-point="5" svg:d="m4803 5255h1673">
          <text:p/>
        </draw:connector>
        <draw:connector draw:style-name="gr7" draw:text-style-name="P5" draw:layer="layout" svg:x1="2.675cm" svg:y1="2.405cm" svg:x2="2.675cm" svg:y2="3.406cm" draw:start-shape="id3" draw:start-glue-point="8" draw:end-shape="id1" draw:end-glue-point="4" svg:d="m2675 2405v1001">
          <text:p/>
        </draw:connector>
        <draw:connector draw:style-name="gr7" draw:text-style-name="P5" draw:layer="layout" svg:x1="2.675cm" svg:y1="11.118cm" svg:x2="2.675cm" svg:y2="12.561cm" draw:start-shape="id4" draw:end-shape="id5" draw:end-glue-point="4" svg:d="m2675 11118v1443">
          <text:p/>
        </draw:connector>
        <draw:connector draw:style-name="gr7" draw:text-style-name="P5" draw:layer="layout" svg:x1="2.675cm" svg:y1="7.104cm" svg:x2="2.676cm" svg:y2="8.486cm" draw:start-shape="id1" draw:start-glue-point="6" draw:end-shape="id4" draw:end-glue-point="4" svg:d="m2675 7104v692h1v690">
          <text:p/>
        </draw:connector>
        <draw:frame draw:style-name="gr8" draw:text-style-name="P6" draw:layer="layout" svg:width="1.27cm" svg:height="0.889cm" svg:x="4.803cm" svg:y="4.557cm">
          <draw:text-box>
            <text:p text:style-name="P6"><text:span text:style-name="T4">Yes</text:span></text:p>
          </draw:text-box>
        </draw:frame>
        <draw:frame draw:style-name="gr8" draw:text-style-name="P6" draw:layer="layout" svg:width="1.27cm" svg:height="0.889cm" svg:x="1.882cm" svg:y="7.297cm">
          <draw:text-box>
            <text:p text:style-name="P6"><text:span text:style-name="T4">No</text:span></text:p>
          </draw:text-box>
        </draw:frame>
        <draw:frame draw:style-name="gr8" draw:text-style-name="P6" draw:layer="layout" svg:width="1.27cm" svg:height="0.889cm" svg:x="4.676cm" svg:y="9.129cm">
          <draw:text-box>
            <text:p text:style-name="P6"><text:span text:style-name="T4">Yes</text:span></text:p>
          </draw:text-box>
        </draw:frame>
        <draw:frame draw:style-name="gr8" draw:text-style-name="P6" draw:layer="layout" svg:width="1.27cm" svg:height="0.889cm" svg:x="1.882cm" svg:y="11.161cm">
          <draw:text-box>
            <text:p text:style-name="P6"><text:span text:style-name="T4">No</text:span></text:p>
          </draw:text-box>
        </draw:frame>
        <draw:connector draw:style-name="gr7" draw:text-style-name="P4" draw:layer="layout" draw:type="curve" svg:x1="8.612cm" svg:y1="5.255cm" svg:x2="9.799cm" svg:y2="5.255cm" draw:start-shape="id2" draw:start-glue-point="7" draw:end-shape="id6" draw:end-glue-point="6" svg:d="m8612 5255h1187">
          <text:p/>
        </draw:connector>
        <draw:connector draw:style-name="gr7" draw:text-style-name="P4" draw:layer="layout" draw:type="curve" svg:x1="7.544cm" svg:y1="6.525cm" svg:x2="2.676cm" svg:y2="8.486cm" draw:start-shape="id2" draw:start-glue-point="6" draw:end-shape="id4" draw:end-glue-point="4" svg:d="m7544 6525c0 1471-4868 491-4868 1961">
          <text:p/>
        </draw:connector>
        <draw:connector draw:style-name="gr7" draw:text-style-name="P4" draw:layer="layout" draw:type="curve" svg:x1="4.39cm" svg:y1="9.802cm" svg:x2="12.441cm" svg:y2="12.561cm" draw:start-shape="id4" draw:start-glue-point="7" draw:end-shape="id7" draw:end-glue-point="4" svg:d="m4390 9802c5368 0 8051 919 8051 2759">
          <text:p/>
        </draw:connector>
        <draw:connector draw:style-name="gr7" draw:text-style-name="P4" draw:layer="layout" draw:type="curve" svg:x1="4.326cm" svg:y1="13.831cm" svg:x2="11.405cm" svg:y2="13.831cm" draw:start-shape="id5" draw:start-glue-point="7" draw:end-shape="id7" draw:end-glue-point="5" svg:d="m4326 13831h7079">
          <text:p/>
        </draw:connector>
        <draw:connector draw:style-name="gr7" draw:text-style-name="P4" draw:layer="layout" draw:type="curve" svg:x1="10.815cm" svg:y1="5.89cm" svg:x2="12.441cm" svg:y2="7.061cm" draw:start-shape="id6" draw:start-glue-point="8" draw:end-shape="id8" draw:end-glue-point="4" svg:d="m10815 5890c0 879 1626 294 1626 1171">
          <text:p/>
        </draw:connector>
        <draw:connector draw:style-name="gr7" draw:text-style-name="P4" draw:layer="layout" draw:type="curve" svg:x1="12.44cm" svg:y1="2.405cm" svg:x2="12.441cm" svg:y2="7.061cm" draw:start-shape="id9" draw:start-glue-point="8" draw:end-shape="id8" draw:end-glue-point="4" svg:d="m12440 2405c0 3493 1 1166 1 4656">
          <text:p/>
        </draw:connector>
        <draw:connector draw:style-name="gr7" draw:text-style-name="P4" draw:layer="layout" draw:type="curve" svg:x1="12.441cm" svg:y1="9.601cm" svg:x2="12.441cm" svg:y2="12.561cm" draw:start-shape="id8" draw:start-glue-point="6" draw:end-shape="id7" draw:end-glue-point="4" svg:d="m12441 9601v296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.031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3:44:18.59</meta:creation-date>
    <dc:date>2012-02-01T19:56:31.98</dc:date>
    <meta:editing-duration>PT6H10M50S</meta:editing-duration>
    <meta:editing-cycles>11</meta:editing-cycles>
    <meta:generator>LibreOffice/3.4$Win32 LibreOffice_project/340m1$Build-302</meta:generator>
    <meta:document-statistic meta:object-count="25"/>
  </office:meta>
</office:document-meta>
</file>